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cfd" officeooo:paragraph-rsid="00123cfd"/>
    </style:style>
    <style:style style:name="P2" style:family="paragraph" style:parent-style-name="Standard">
      <style:text-properties officeooo:rsid="00135572" officeooo:paragraph-rsid="00135572"/>
    </style:style>
    <style:style style:name="P3" style:family="paragraph" style:parent-style-name="Standard">
      <style:text-properties officeooo:rsid="00135572" officeooo:paragraph-rsid="00143f2d"/>
    </style:style>
    <style:style style:name="P4" style:family="paragraph" style:parent-style-name="Standard">
      <style:text-properties officeooo:rsid="00143f2d" officeooo:paragraph-rsid="00143f2d"/>
    </style:style>
    <style:style style:name="P5" style:family="paragraph" style:parent-style-name="Standard">
      <style:text-properties officeooo:rsid="00149ee9" officeooo:paragraph-rsid="00149ee9"/>
    </style:style>
    <style:style style:name="P6" style:family="paragraph" style:parent-style-name="Standard">
      <style:text-properties officeooo:rsid="00169d9c" officeooo:paragraph-rsid="00169d9c"/>
    </style:style>
    <style:style style:name="P7" style:family="paragraph" style:parent-style-name="Standard">
      <style:text-properties officeooo:rsid="001757e6" officeooo:paragraph-rsid="001757e6"/>
    </style:style>
    <style:style style:name="T1" style:family="text">
      <style:text-properties officeooo:rsid="00135572"/>
    </style:style>
    <style:style style:name="T2" style:family="text">
      <style:text-properties officeooo:rsid="00143f2d"/>
    </style:style>
    <style:style style:name="T3" style:family="text">
      <style:text-properties officeooo:rsid="00168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ort vector machines</text:p>
      <text:p text:style-name="P1"/>
      <text:p text:style-name="P1">On cherche un hyperplan qui sépare deux classes</text:p>
      <text:p text:style-name="P1">Il faut choisir le plan qui maximise la marge entre les classes :</text:p>
      <text:p text:style-name="P1"><text:span text:style-name="T1">A = </text:span>w . x + b = 0 <text:s/>(vecteur): plan central</text:p>
      <text:p text:style-name="P1"><text:span text:style-name="T1">A = </text:span>w . x + b = -1 : marge à droite</text:p>
      <text:p text:style-name="P1"><text:span text:style-name="T1">A = </text:span>w . x + b = 1 : marge à gauche</text:p>
      <text:p text:style-name="P1">x = d . w / ||w||</text:p>
      <text:p text:style-name="P1"/>
      <text:p text:style-name="P2">Marge = 2/||w||</text:p>
      <text:p text:style-name="P2"/>
      <text:p text:style-name="P2">Fonction de décision <text:span text:style-name="T2">(dire si un objet appartient à une classe)</text:span></text:p>
      <text:p text:style-name="P2">f(x) = <text:tab/>1 si A ≥ 1</text:p>
      <text:p text:style-name="P2"><text:tab/>-1 si A ≤ -1</text:p>
      <text:p text:style-name="P2"/>
      <text:p text:style-name="P4">Jeu d’entrainement → il faut que b et w permettent de bien classer les objets</text:p>
      <text:p text:style-name="P4"/>
      <text:p text:style-name="P4">Si on ne peut pas séparer les deux classes par un plan (linéairement), il faut donner un « degré de liberté à la fonction de décision.</text:p>
      <text:p text:style-name="P4"/>
      <text:p text:style-name="P3">f(x) = <text:tab/>1 si A ≥ 1 <text:span text:style-name="T2">+ epsilon</text:span></text:p>
      <text:p text:style-name="P3"><text:tab/>-1 si A ≤ -1 - <text:span text:style-name="T2">epsilon</text:span></text:p>
      <text:p text:style-name="P2"/>
      <text:p text:style-name="P2"/>
      <text:p text:style-name="P5">Si les données sont séparables mais pas linéairement (ex parabole) on peut transformer les données dans un espace de plus grande dimension <text:span text:style-name="T3">(Kernel trick)</text:span></text:p>
      <text:p text:style-name="P5"/>
      <text:p text:style-name="P5"/>
      <text:p text:style-name="P6">Site de données socio-économiques :</text:p>
      <text:p text:style-name="P7">world bank</text:p>
      <text:p text:style-name="P6"/>
      <text:p text:style-name="P6"/>
      <text:p text:style-name="P6">Trouver un jeu de donnée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8:09:38.054187289</meta:creation-date>
    <dc:date>2018-11-05T09:57:17.466388863</dc:date>
    <meta:editing-duration>PT1H47M40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189" meta:character-count="859" meta:non-whitespace-character-count="684"/>
  </office:meta>
</office:document-meta>
</file>